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1.873cm"/>
    </style:style>
    <style:style style:name="co11" style:family="table-column">
      <style:table-column-properties fo:break-before="auto" style:column-width="2.604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2.96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tivos">
      <style:table-properties table:display="true" style:writing-mode="lr-tb"/>
    </style:style>
    <style:style style:name="ta2" style:family="table" style:master-page-name="PageStyle_5f_contas">
      <style:table-properties table:display="true" style:writing-mode="lr-tb"/>
    </style:style>
    <style:style style:name="ta3" style:family="table" style:master-page-name="PageStyle_5f_contas_5f_w">
      <style:table-properties table:display="true" style:writing-mode="lr-tb"/>
    </style:style>
    <style:style style:name="ta4" style:family="table" style:master-page-name="PageStyle_5f_aplicacoes">
      <style:table-properties table:display="true" style:writing-mode="lr-tb"/>
    </style:style>
    <style:style style:name="ce1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8faad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8faadc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dae3f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8faadc" style:cell-protect="protected" style:print-content="true" style:diagonal-bl-tr="none" style:diagonal-tl-br="none" style:text-align-source="value-type" style:repeat-content="false" fo:wrap-option="no-wrap" fo:border-left="0.74pt solid #8faadc" style:direction="ltr" fo:border-right="none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8faad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8faadc" style:rotation-angle="0" style:rotation-align="none" style:shrink-to-fit="false" fo:border-top="0.74pt solid #8faad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fix" style:repeat-content="false" fo:wrap-option="no-wrap" fo:border-left="0.74pt solid #8faadc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fix" style:repeat-content="false" fo:wrap-option="no-wrap" fo:border-left="0.74pt solid #8faadc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4472c4" style:cell-protect="protected" style:print-content="true" style:diagonal-bl-tr="none" style:diagonal-tl-br="none" style:text-align-source="fix" style:repeat-content="false" fo:wrap-option="no-wrap" fo:border-left="none" style:direction="ltr" fo:border-right="0.74pt solid #8faadc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8faadc" fo:background-color="#dae3f3" style:cell-protect="protected" style:print-content="true" style:diagonal-bl-tr="none" style:diagonal-tl-br="none" style:text-align-source="fix" style:repeat-content="false" fo:wrap-option="no-wrap" fo:border-left="none" style:direction="ltr" fo:border-right="0.74pt solid #8faadc" style:rotation-angle="0" style:rotation-align="none" style:shrink-to-fit="false" fo:border-top="0.74pt solid #8faad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iv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30" office:value-type="string" calcext:value-type="string">
            <text:p>ATIVO</text:p>
          </table:table-cell>
          <table:table-cell table:style-name="ce34" office:value-type="string" calcext:value-type="string">
            <text:p>ID_ATIVO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X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X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31" office:value-type="string" calcext:value-type="string">
            <text:p>X3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X4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33" office:value-type="string" calcext:value-type="string">
            <text:p>X5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a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16382" table:default-cell-style-name="Default"/>
        <table:table-row table:style-name="ro1">
          <table:table-cell table:style-name="ce30" office:value-type="string" calcext:value-type="string">
            <text:p>ID_CONTA</text:p>
          </table:table-cell>
          <table:table-cell table:style-name="ce34" office:value-type="string" calcext:value-type="string">
            <text:p>NOME</text:p>
          </table:table-cell>
          <table:table-cell table:number-columns-repeated="1638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CONTA A</text:p>
          </table:table-cell>
          <table:table-cell table:number-columns-repeated="16382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9" office:value-type="string" calcext:value-type="string">
            <text:p>CONTA B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as_w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6381" table:default-cell-style-name="Default"/>
        <table:table-row table:style-name="ro1">
          <table:table-cell table:style-name="ce11" office:value-type="string" calcext:value-type="string">
            <text:p>ID_CONTA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NOME</text:p>
          </table:table-cell>
          <table:table-cell table:style-name="ce14" office:value-type="string" calcext:value-type="string">
            <text:p>CONTA A</text:p>
          </table:table-cell>
          <table:table-cell table:style-name="ce16" office:value-type="string" calcext:value-type="string">
            <text:p>CONTA B</text:p>
          </table:table-cell>
          <table:table-cell table:number-columns-repeated="16381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licacoes" table:style-name="ta4">
        <office:forms form:automatic-focus="false" form:apply-design-mode="false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2" table:default-cell-style-name="ce17"/>
        <table:table-column table:style-name="co13" table:default-cell-style-name="ce17"/>
        <table:table-column table:style-name="co13" table:default-cell-style-name="ce19"/>
        <table:table-column table:style-name="co2" table:number-columns-repeated="16376"/>
        <table:table-row table:style-name="ro1">
          <table:table-cell office:value-type="string" calcext:value-type="string">
            <text:p>ID_MOVIMENT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NTA</text:p>
          </table:table-cell>
          <table:table-cell office:value-type="string" calcext:value-type="string">
            <text:p>Nome da conta</text:p>
          </table:table-cell>
          <table:table-cell office:value-type="string" calcext:value-type="string">
            <text:p>Proc H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Nome de ativo</text:p>
          </table:table-cell>
          <table:table-cell office:value-type="string" office:string-value="QUANTIDADE" calcext:value-type="string">
            <text:p><text:s/>QUANTIDAD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20-09-28" calcext:value-type="date">
            <text:p>28/9/2020</text:p>
          </table:table-cell>
          <table:table-cell office:value-type="float" office:value="2" calcext:value-type="float">
            <text:p>2</text:p>
          </table:table-cell>
          <table:table-cell table:formula="of:=VLOOKUP([.C2];[contas.$A$2:.$B$3];2;0)" office:value-type="string" office:string-value="CONTA B" calcext:value-type="string">
            <text:p>CONTA B</text:p>
          </table:table-cell>
          <table:table-cell table:formula="of:=HLOOKUP([.C2];[contas_w.$A$1:.$C$2];2;0)" office:value-type="string" office:string-value="CONTA B" calcext:value-type="string">
            <text:p>CONTA B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2];[ativos.$B$2:.$B$6];0);1)" office:value-type="string" office:string-value="X1" calcext:value-type="string">
            <text:p>X1</text:p>
          </table:table-cell>
          <table:table-cell office:value-type="float" office:value="4670.15" calcext:value-type="float">
            <text:p><text:s/>4.670,15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date" office:date-value="2020-09-29" calcext:value-type="date">
            <text:p>29/9/2020</text:p>
          </table:table-cell>
          <table:table-cell office:value-type="float" office:value="2" calcext:value-type="float">
            <text:p>2</text:p>
          </table:table-cell>
          <table:table-cell table:formula="of:=VLOOKUP([.C3];[contas.$A$2:.$B$3];2;0)" office:value-type="string" office:string-value="CONTA B" calcext:value-type="string">
            <text:p>CONTA B</text:p>
          </table:table-cell>
          <table:table-cell table:formula="of:=HLOOKUP([.C3];[contas_w.$A$1:.$C$2];2;0)" office:value-type="string" office:string-value="CONTA B" calcext:value-type="string">
            <text:p>CONTA B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3];[ativos.$B$2:.$B$6];0);1)" office:value-type="string" office:string-value="X4" calcext:value-type="string">
            <text:p>X4</text:p>
          </table:table-cell>
          <table:table-cell office:value-type="float" office:value="1158.78" calcext:value-type="float">
            <text:p><text:s/>1.158,78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date" office:date-value="2020-10-06" calcext:value-type="date">
            <text:p>6/10/2020</text:p>
          </table:table-cell>
          <table:table-cell office:value-type="float" office:value="1" calcext:value-type="float">
            <text:p>1</text:p>
          </table:table-cell>
          <table:table-cell table:formula="of:=VLOOKUP([.C4];[contas.$A$2:.$B$3];2;0)" office:value-type="string" office:string-value="CONTA A" calcext:value-type="string">
            <text:p>CONTA A</text:p>
          </table:table-cell>
          <table:table-cell table:formula="of:=HLOOKUP([.C4];[contas_w.$A$1:.$C$2];2;0)" office:value-type="string" office:string-value="CONTA A" calcext:value-type="string">
            <text:p>CONTA A</text:p>
          </table:table-cell>
          <table:table-cell office:value-type="float" office:value="5" calcext:value-type="float">
            <text:p>5</text:p>
          </table:table-cell>
          <table:table-cell table:formula="of:=INDEX([ativos.$A$2:.$B$6];MATCH([.F4];[ativos.$B$2:.$B$6];0);1)" office:value-type="string" office:string-value="X5" calcext:value-type="string">
            <text:p>X5</text:p>
          </table:table-cell>
          <table:table-cell office:value-type="float" office:value="200" calcext:value-type="float">
            <text:p><text:s/>200,00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date" office:date-value="2020-10-06" calcext:value-type="date">
            <text:p>6/10/2020</text:p>
          </table:table-cell>
          <table:table-cell office:value-type="float" office:value="1" calcext:value-type="float">
            <text:p>1</text:p>
          </table:table-cell>
          <table:table-cell table:formula="of:=VLOOKUP([.C5];[contas.$A$2:.$B$3];2;0)" office:value-type="string" office:string-value="CONTA A" calcext:value-type="string">
            <text:p>CONTA A</text:p>
          </table:table-cell>
          <table:table-cell table:formula="of:=HLOOKUP([.C5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5];[ativos.$B$2:.$B$6];0);1)" office:value-type="string" office:string-value="X2" calcext:value-type="string">
            <text:p>X2</text:p>
          </table:table-cell>
          <table:table-cell office:value-type="float" office:value="200" calcext:value-type="float">
            <text:p><text:s/>200,00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date" office:date-value="2020-10-06" calcext:value-type="date">
            <text:p>6/10/2020</text:p>
          </table:table-cell>
          <table:table-cell office:value-type="float" office:value="1" calcext:value-type="float">
            <text:p>1</text:p>
          </table:table-cell>
          <table:table-cell table:formula="of:=VLOOKUP([.C6];[contas.$A$2:.$B$3];2;0)" office:value-type="string" office:string-value="CONTA A" calcext:value-type="string">
            <text:p>CONTA A</text:p>
          </table:table-cell>
          <table:table-cell table:formula="of:=HLOOKUP([.C6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6];[ativos.$B$2:.$B$6];0);1)" office:value-type="string" office:string-value="X4" calcext:value-type="string">
            <text:p>X4</text:p>
          </table:table-cell>
          <table:table-cell office:value-type="float" office:value="200" calcext:value-type="float">
            <text:p><text:s/>200,00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date" office:date-value="2020-10-06" calcext:value-type="date">
            <text:p>6/10/2020</text:p>
          </table:table-cell>
          <table:table-cell office:value-type="float" office:value="1" calcext:value-type="float">
            <text:p>1</text:p>
          </table:table-cell>
          <table:table-cell table:formula="of:=VLOOKUP([.C7];[contas.$A$2:.$B$3];2;0)" office:value-type="string" office:string-value="CONTA A" calcext:value-type="string">
            <text:p>CONTA A</text:p>
          </table:table-cell>
          <table:table-cell table:formula="of:=HLOOKUP([.C7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7];[ativos.$B$2:.$B$6];0);1)" office:value-type="string" office:string-value="X2" calcext:value-type="string">
            <text:p>X2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date" office:date-value="2020-10-06" calcext:value-type="date">
            <text:p>6/10/2020</text:p>
          </table:table-cell>
          <table:table-cell office:value-type="float" office:value="1" calcext:value-type="float">
            <text:p>1</text:p>
          </table:table-cell>
          <table:table-cell table:formula="of:=VLOOKUP([.C8];[contas.$A$2:.$B$3];2;0)" office:value-type="string" office:string-value="CONTA A" calcext:value-type="string">
            <text:p>CONTA A</text:p>
          </table:table-cell>
          <table:table-cell table:formula="of:=HLOOKUP([.C8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8];[ativos.$B$2:.$B$6];0);1)" office:value-type="string" office:string-value="X1" calcext:value-type="string">
            <text:p>X1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date" office:date-value="2020-10-20" calcext:value-type="date">
            <text:p>20/10/2020</text:p>
          </table:table-cell>
          <table:table-cell office:value-type="float" office:value="1" calcext:value-type="float">
            <text:p>1</text:p>
          </table:table-cell>
          <table:table-cell table:formula="of:=VLOOKUP([.C9];[contas.$A$2:.$B$3];2;0)" office:value-type="string" office:string-value="CONTA A" calcext:value-type="string">
            <text:p>CONTA A</text:p>
          </table:table-cell>
          <table:table-cell table:formula="of:=HLOOKUP([.C9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9];[ativos.$B$2:.$B$6];0);1)" office:value-type="string" office:string-value="X3" calcext:value-type="string">
            <text:p>X3</text:p>
          </table:table-cell>
          <table:table-cell office:value-type="float" office:value="200" calcext:value-type="float">
            <text:p><text:s/>200,00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date" office:date-value="2020-10-20" calcext:value-type="date">
            <text:p>20/10/2020</text:p>
          </table:table-cell>
          <table:table-cell office:value-type="float" office:value="1" calcext:value-type="float">
            <text:p>1</text:p>
          </table:table-cell>
          <table:table-cell table:formula="of:=VLOOKUP([.C10];[contas.$A$2:.$B$3];2;0)" office:value-type="string" office:string-value="CONTA A" calcext:value-type="string">
            <text:p>CONTA A</text:p>
          </table:table-cell>
          <table:table-cell table:formula="of:=HLOOKUP([.C10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10];[ativos.$B$2:.$B$6];0);1)" office:value-type="string" office:string-value="X4" calcext:value-type="string">
            <text:p>X4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table:formula="of:=VLOOKUP([.C11];[contas.$A$2:.$B$3];2;0)" office:value-type="string" office:string-value="CONTA A" calcext:value-type="string">
            <text:p>CONTA A</text:p>
          </table:table-cell>
          <table:table-cell table:formula="of:=HLOOKUP([.C11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11];[ativos.$B$2:.$B$6];0);1)" office:value-type="string" office:string-value="X1" calcext:value-type="string">
            <text:p>X1</text:p>
          </table:table-cell>
          <table:table-cell office:value-type="float" office:value="5" calcext:value-type="float">
            <text:p><text:s/>5,00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table:formula="of:=VLOOKUP([.C12];[contas.$A$2:.$B$3];2;0)" office:value-type="string" office:string-value="CONTA A" calcext:value-type="string">
            <text:p>CONTA A</text:p>
          </table:table-cell>
          <table:table-cell table:formula="of:=HLOOKUP([.C12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12];[ativos.$B$2:.$B$6];0);1)" office:value-type="string" office:string-value="X1" calcext:value-type="string">
            <text:p>X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table:formula="of:=VLOOKUP([.C13];[contas.$A$2:.$B$3];2;0)" office:value-type="string" office:string-value="CONTA A" calcext:value-type="string">
            <text:p>CONTA A</text:p>
          </table:table-cell>
          <table:table-cell table:formula="of:=HLOOKUP([.C13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13];[ativos.$B$2:.$B$6];0);1)" office:value-type="string" office:string-value="X2" calcext:value-type="string">
            <text:p>X2</text:p>
          </table:table-cell>
          <table:table-cell office:value-type="float" office:value="8131" calcext:value-type="float">
            <text:p><text:s/>8.131,00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table:formula="of:=VLOOKUP([.C14];[contas.$A$2:.$B$3];2;0)" office:value-type="string" office:string-value="CONTA A" calcext:value-type="string">
            <text:p>CONTA A</text:p>
          </table:table-cell>
          <table:table-cell table:formula="of:=HLOOKUP([.C14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14];[ativos.$B$2:.$B$6];0);1)" office:value-type="string" office:string-value="X4" calcext:value-type="string">
            <text:p>X4</text:p>
          </table:table-cell>
          <table:table-cell office:value-type="float" office:value="10000" calcext:value-type="float">
            <text:p><text:s/>10.000,00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table:formula="of:=VLOOKUP([.C15];[contas.$A$2:.$B$3];2;0)" office:value-type="string" office:string-value="CONTA A" calcext:value-type="string">
            <text:p>CONTA A</text:p>
          </table:table-cell>
          <table:table-cell table:formula="of:=HLOOKUP([.C15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15];[ativos.$B$2:.$B$6];0);1)" office:value-type="string" office:string-value="X1" calcext:value-type="string">
            <text:p>X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table:formula="of:=VLOOKUP([.C16];[contas.$A$2:.$B$3];2;0)" office:value-type="string" office:string-value="CONTA A" calcext:value-type="string">
            <text:p>CONTA A</text:p>
          </table:table-cell>
          <table:table-cell table:formula="of:=HLOOKUP([.C16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16];[ativos.$B$2:.$B$6];0);1)" office:value-type="string" office:string-value="X3" calcext:value-type="string">
            <text:p>X3</text:p>
          </table:table-cell>
          <table:table-cell office:value-type="float" office:value="5" calcext:value-type="float">
            <text:p><text:s/>5,00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table:formula="of:=VLOOKUP([.C17];[contas.$A$2:.$B$3];2;0)" office:value-type="string" office:string-value="CONTA A" calcext:value-type="string">
            <text:p>CONTA A</text:p>
          </table:table-cell>
          <table:table-cell table:formula="of:=HLOOKUP([.C17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17];[ativos.$B$2:.$B$6];0);1)" office:value-type="string" office:string-value="X3" calcext:value-type="string">
            <text:p>X3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1" calcext:value-type="float">
            <text:p>1</text:p>
          </table:table-cell>
          <table:table-cell table:formula="of:=VLOOKUP([.C18];[contas.$A$2:.$B$3];2;0)" office:value-type="string" office:string-value="CONTA A" calcext:value-type="string">
            <text:p>CONTA A</text:p>
          </table:table-cell>
          <table:table-cell table:formula="of:=HLOOKUP([.C18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18];[ativos.$B$2:.$B$6];0);1)" office:value-type="string" office:string-value="X3" calcext:value-type="string">
            <text:p>X3</text:p>
          </table:table-cell>
          <table:table-cell office:value-type="float" office:value="27.82" calcext:value-type="float">
            <text:p><text:s/>27,82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2" calcext:value-type="float">
            <text:p>2</text:p>
          </table:table-cell>
          <table:table-cell table:formula="of:=VLOOKUP([.C19];[contas.$A$2:.$B$3];2;0)" office:value-type="string" office:string-value="CONTA B" calcext:value-type="string">
            <text:p>CONTA B</text:p>
          </table:table-cell>
          <table:table-cell table:formula="of:=HLOOKUP([.C19];[contas_w.$A$1:.$C$2];2;0)" office:value-type="string" office:string-value="CONTA B" calcext:value-type="string">
            <text:p>CONTA B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19];[ativos.$B$2:.$B$6];0);1)" office:value-type="string" office:string-value="X3" calcext:value-type="string">
            <text:p>X3</text:p>
          </table:table-cell>
          <table:table-cell office:value-type="float" office:value="5" calcext:value-type="float">
            <text:p><text:s/>5,00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2" calcext:value-type="float">
            <text:p>2</text:p>
          </table:table-cell>
          <table:table-cell table:formula="of:=VLOOKUP([.C20];[contas.$A$2:.$B$3];2;0)" office:value-type="string" office:string-value="CONTA B" calcext:value-type="string">
            <text:p>CONTA B</text:p>
          </table:table-cell>
          <table:table-cell table:formula="of:=HLOOKUP([.C20];[contas_w.$A$1:.$C$2];2;0)" office:value-type="string" office:string-value="CONTA B" calcext:value-type="string">
            <text:p>CONTA B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20];[ativos.$B$2:.$B$6];0);1)" office:value-type="string" office:string-value="X2" calcext:value-type="string">
            <text:p>X2</text:p>
          </table:table-cell>
          <table:table-cell office:value-type="float" office:value="5000" calcext:value-type="float">
            <text:p><text:s/>5.000,00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date" office:date-value="2020-10-26" calcext:value-type="date">
            <text:p>26/10/2020</text:p>
          </table:table-cell>
          <table:table-cell office:value-type="float" office:value="2" calcext:value-type="float">
            <text:p>2</text:p>
          </table:table-cell>
          <table:table-cell table:formula="of:=VLOOKUP([.C21];[contas.$A$2:.$B$3];2;0)" office:value-type="string" office:string-value="CONTA B" calcext:value-type="string">
            <text:p>CONTA B</text:p>
          </table:table-cell>
          <table:table-cell table:formula="of:=HLOOKUP([.C21];[contas_w.$A$1:.$C$2];2;0)" office:value-type="string" office:string-value="CONTA B" calcext:value-type="string">
            <text:p>CONTA B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21];[ativos.$B$2:.$B$6];0);1)" office:value-type="string" office:string-value="X1" calcext:value-type="string">
            <text:p>X1</text:p>
          </table:table-cell>
          <table:table-cell office:value-type="float" office:value="4066" calcext:value-type="float">
            <text:p><text:s/>4.066,00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8" office:value-type="date" office:date-value="2020-11-05" calcext:value-type="date">
            <text:p>5/11/2020</text:p>
          </table:table-cell>
          <table:table-cell office:value-type="float" office:value="1" calcext:value-type="float">
            <text:p>1</text:p>
          </table:table-cell>
          <table:table-cell table:formula="of:=VLOOKUP([.C22];[contas.$A$2:.$B$3];2;0)" office:value-type="string" office:string-value="CONTA A" calcext:value-type="string">
            <text:p>CONTA A</text:p>
          </table:table-cell>
          <table:table-cell table:formula="of:=HLOOKUP([.C22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22];[ativos.$B$2:.$B$6];0);1)" office:value-type="string" office:string-value="X3" calcext:value-type="string">
            <text:p>X3</text:p>
          </table:table-cell>
          <table:table-cell office:value-type="float" office:value="30" calcext:value-type="float">
            <text:p><text:s/>30,00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8" office:value-type="date" office:date-value="2020-11-05" calcext:value-type="date">
            <text:p>5/11/2020</text:p>
          </table:table-cell>
          <table:table-cell office:value-type="float" office:value="1" calcext:value-type="float">
            <text:p>1</text:p>
          </table:table-cell>
          <table:table-cell table:formula="of:=VLOOKUP([.C23];[contas.$A$2:.$B$3];2;0)" office:value-type="string" office:string-value="CONTA A" calcext:value-type="string">
            <text:p>CONTA A</text:p>
          </table:table-cell>
          <table:table-cell table:formula="of:=HLOOKUP([.C23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23];[ativos.$B$2:.$B$6];0);1)" office:value-type="string" office:string-value="X2" calcext:value-type="string">
            <text:p>X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8" office:value-type="date" office:date-value="2020-11-05" calcext:value-type="date">
            <text:p>5/11/2020</text:p>
          </table:table-cell>
          <table:table-cell office:value-type="float" office:value="1" calcext:value-type="float">
            <text:p>1</text:p>
          </table:table-cell>
          <table:table-cell table:formula="of:=VLOOKUP([.C24];[contas.$A$2:.$B$3];2;0)" office:value-type="string" office:string-value="CONTA A" calcext:value-type="string">
            <text:p>CONTA A</text:p>
          </table:table-cell>
          <table:table-cell table:formula="of:=HLOOKUP([.C24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24];[ativos.$B$2:.$B$6];0);1)" office:value-type="string" office:string-value="X1" calcext:value-type="string">
            <text:p>X1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8" office:value-type="date" office:date-value="2020-11-09" calcext:value-type="date">
            <text:p>9/11/2020</text:p>
          </table:table-cell>
          <table:table-cell office:value-type="float" office:value="1" calcext:value-type="float">
            <text:p>1</text:p>
          </table:table-cell>
          <table:table-cell table:formula="of:=VLOOKUP([.C25];[contas.$A$2:.$B$3];2;0)" office:value-type="string" office:string-value="CONTA A" calcext:value-type="string">
            <text:p>CONTA A</text:p>
          </table:table-cell>
          <table:table-cell table:formula="of:=HLOOKUP([.C25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25];[ativos.$B$2:.$B$6];0);1)" office:value-type="string" office:string-value="X1" calcext:value-type="string">
            <text:p>X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8" office:value-type="date" office:date-value="2020-11-09" calcext:value-type="date">
            <text:p>9/11/2020</text:p>
          </table:table-cell>
          <table:table-cell office:value-type="float" office:value="1" calcext:value-type="float">
            <text:p>1</text:p>
          </table:table-cell>
          <table:table-cell table:formula="of:=VLOOKUP([.C26];[contas.$A$2:.$B$3];2;0)" office:value-type="string" office:string-value="CONTA A" calcext:value-type="string">
            <text:p>CONTA A</text:p>
          </table:table-cell>
          <table:table-cell table:formula="of:=HLOOKUP([.C26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26];[ativos.$B$2:.$B$6];0);1)" office:value-type="string" office:string-value="X4" calcext:value-type="string">
            <text:p>X4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8" office:value-type="date" office:date-value="2020-12-02" calcext:value-type="date">
            <text:p>2/12/2020</text:p>
          </table:table-cell>
          <table:table-cell office:value-type="float" office:value="1" calcext:value-type="float">
            <text:p>1</text:p>
          </table:table-cell>
          <table:table-cell table:formula="of:=VLOOKUP([.C27];[contas.$A$2:.$B$3];2;0)" office:value-type="string" office:string-value="CONTA A" calcext:value-type="string">
            <text:p>CONTA A</text:p>
          </table:table-cell>
          <table:table-cell table:formula="of:=HLOOKUP([.C27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27];[ativos.$B$2:.$B$6];0);1)" office:value-type="string" office:string-value="X4" calcext:value-type="string">
            <text:p>X4</text:p>
          </table:table-cell>
          <table:table-cell office:value-type="float" office:value="400" calcext:value-type="float">
            <text:p><text:s/>400,00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8" office:value-type="date" office:date-value="2020-12-15" calcext:value-type="date">
            <text:p>15/12/2020</text:p>
          </table:table-cell>
          <table:table-cell office:value-type="float" office:value="1" calcext:value-type="float">
            <text:p>1</text:p>
          </table:table-cell>
          <table:table-cell table:formula="of:=VLOOKUP([.C28];[contas.$A$2:.$B$3];2;0)" office:value-type="string" office:string-value="CONTA A" calcext:value-type="string">
            <text:p>CONTA A</text:p>
          </table:table-cell>
          <table:table-cell table:formula="of:=HLOOKUP([.C28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28];[ativos.$B$2:.$B$6];0);1)" office:value-type="string" office:string-value="X1" calcext:value-type="string">
            <text:p>X1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8" office:value-type="date" office:date-value="2021-01-04" calcext:value-type="date">
            <text:p>4/1/2021</text:p>
          </table:table-cell>
          <table:table-cell office:value-type="float" office:value="1" calcext:value-type="float">
            <text:p>1</text:p>
          </table:table-cell>
          <table:table-cell table:formula="of:=VLOOKUP([.C29];[contas.$A$2:.$B$3];2;0)" office:value-type="string" office:string-value="CONTA A" calcext:value-type="string">
            <text:p>CONTA A</text:p>
          </table:table-cell>
          <table:table-cell table:formula="of:=HLOOKUP([.C29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29];[ativos.$B$2:.$B$6];0);1)" office:value-type="string" office:string-value="X4" calcext:value-type="string">
            <text:p>X4</text:p>
          </table:table-cell>
          <table:table-cell office:value-type="float" office:value="400" calcext:value-type="float">
            <text:p><text:s/>400,00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8" office:value-type="date" office:date-value="2021-01-07" calcext:value-type="date">
            <text:p>7/1/2021</text:p>
          </table:table-cell>
          <table:table-cell office:value-type="float" office:value="1" calcext:value-type="float">
            <text:p>1</text:p>
          </table:table-cell>
          <table:table-cell table:formula="of:=VLOOKUP([.C30];[contas.$A$2:.$B$3];2;0)" office:value-type="string" office:string-value="CONTA A" calcext:value-type="string">
            <text:p>CONTA A</text:p>
          </table:table-cell>
          <table:table-cell table:formula="of:=HLOOKUP([.C30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30];[ativos.$B$2:.$B$6];0);1)" office:value-type="string" office:string-value="X2" calcext:value-type="string">
            <text:p>X2</text:p>
          </table:table-cell>
          <table:table-cell office:value-type="float" office:value="700" calcext:value-type="float">
            <text:p><text:s/>700,00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8" office:value-type="date" office:date-value="2021-01-12" calcext:value-type="date">
            <text:p>12/1/2021</text:p>
          </table:table-cell>
          <table:table-cell office:value-type="float" office:value="1" calcext:value-type="float">
            <text:p>1</text:p>
          </table:table-cell>
          <table:table-cell table:formula="of:=VLOOKUP([.C31];[contas.$A$2:.$B$3];2;0)" office:value-type="string" office:string-value="CONTA A" calcext:value-type="string">
            <text:p>CONTA A</text:p>
          </table:table-cell>
          <table:table-cell table:formula="of:=HLOOKUP([.C31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31];[ativos.$B$2:.$B$6];0);1)" office:value-type="string" office:string-value="X4" calcext:value-type="string">
            <text:p>X4</text:p>
          </table:table-cell>
          <table:table-cell office:value-type="float" office:value="400" calcext:value-type="float">
            <text:p><text:s/>400,00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8" office:value-type="date" office:date-value="2021-01-12" calcext:value-type="date">
            <text:p>12/1/2021</text:p>
          </table:table-cell>
          <table:table-cell office:value-type="float" office:value="1" calcext:value-type="float">
            <text:p>1</text:p>
          </table:table-cell>
          <table:table-cell table:formula="of:=VLOOKUP([.C32];[contas.$A$2:.$B$3];2;0)" office:value-type="string" office:string-value="CONTA A" calcext:value-type="string">
            <text:p>CONTA A</text:p>
          </table:table-cell>
          <table:table-cell table:formula="of:=HLOOKUP([.C32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32];[ativos.$B$2:.$B$6];0);1)" office:value-type="string" office:string-value="X2" calcext:value-type="string">
            <text:p>X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office:value-type="date" office:date-value="2021-01-15" calcext:value-type="date">
            <text:p>15/1/2021</text:p>
          </table:table-cell>
          <table:table-cell office:value-type="float" office:value="1" calcext:value-type="float">
            <text:p>1</text:p>
          </table:table-cell>
          <table:table-cell table:formula="of:=VLOOKUP([.C33];[contas.$A$2:.$B$3];2;0)" office:value-type="string" office:string-value="CONTA A" calcext:value-type="string">
            <text:p>CONTA A</text:p>
          </table:table-cell>
          <table:table-cell table:formula="of:=HLOOKUP([.C33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33];[ativos.$B$2:.$B$6];0);1)" office:value-type="string" office:string-value="X2" calcext:value-type="string">
            <text:p>X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8" office:value-type="date" office:date-value="2021-01-15" calcext:value-type="date">
            <text:p>15/1/2021</text:p>
          </table:table-cell>
          <table:table-cell office:value-type="float" office:value="1" calcext:value-type="float">
            <text:p>1</text:p>
          </table:table-cell>
          <table:table-cell table:formula="of:=VLOOKUP([.C34];[contas.$A$2:.$B$3];2;0)" office:value-type="string" office:string-value="CONTA A" calcext:value-type="string">
            <text:p>CONTA A</text:p>
          </table:table-cell>
          <table:table-cell table:formula="of:=HLOOKUP([.C34];[contas_w.$A$1:.$C$2];2;0)" office:value-type="string" office:string-value="CONTA A" calcext:value-type="string">
            <text:p>CONTA A</text:p>
          </table:table-cell>
          <table:table-cell office:value-type="float" office:value="5" calcext:value-type="float">
            <text:p>5</text:p>
          </table:table-cell>
          <table:table-cell table:formula="of:=INDEX([ativos.$A$2:.$B$6];MATCH([.F34];[ativos.$B$2:.$B$6];0);1)" office:value-type="string" office:string-value="X5" calcext:value-type="string">
            <text:p>X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8" office:value-type="date" office:date-value="2021-01-15" calcext:value-type="date">
            <text:p>15/1/2021</text:p>
          </table:table-cell>
          <table:table-cell office:value-type="float" office:value="2" calcext:value-type="float">
            <text:p>2</text:p>
          </table:table-cell>
          <table:table-cell table:formula="of:=VLOOKUP([.C35];[contas.$A$2:.$B$3];2;0)" office:value-type="string" office:string-value="CONTA B" calcext:value-type="string">
            <text:p>CONTA B</text:p>
          </table:table-cell>
          <table:table-cell table:formula="of:=HLOOKUP([.C35];[contas_w.$A$1:.$C$2];2;0)" office:value-type="string" office:string-value="CONTA B" calcext:value-type="string">
            <text:p>CONTA B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35];[ativos.$B$2:.$B$6];0);1)" office:value-type="string" office:string-value="X2" calcext:value-type="string">
            <text:p>X2</text:p>
          </table:table-cell>
          <table:table-cell office:value-type="float" office:value="70" calcext:value-type="float">
            <text:p><text:s/>70,00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office:value-type="date" office:date-value="2021-01-20" calcext:value-type="date">
            <text:p>20/1/2021</text:p>
          </table:table-cell>
          <table:table-cell office:value-type="float" office:value="1" calcext:value-type="float">
            <text:p>1</text:p>
          </table:table-cell>
          <table:table-cell table:formula="of:=VLOOKUP([.C36];[contas.$A$2:.$B$3];2;0)" office:value-type="string" office:string-value="CONTA A" calcext:value-type="string">
            <text:p>CONTA A</text:p>
          </table:table-cell>
          <table:table-cell table:formula="of:=HLOOKUP([.C36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36];[ativos.$B$2:.$B$6];0);1)" office:value-type="string" office:string-value="X3" calcext:value-type="string">
            <text:p>X3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8" office:value-type="date" office:date-value="2021-02-04" calcext:value-type="date">
            <text:p>4/2/2021</text:p>
          </table:table-cell>
          <table:table-cell office:value-type="float" office:value="1" calcext:value-type="float">
            <text:p>1</text:p>
          </table:table-cell>
          <table:table-cell table:formula="of:=VLOOKUP([.C37];[contas.$A$2:.$B$3];2;0)" office:value-type="string" office:string-value="CONTA A" calcext:value-type="string">
            <text:p>CONTA A</text:p>
          </table:table-cell>
          <table:table-cell table:formula="of:=HLOOKUP([.C37];[contas_w.$A$1:.$C$2];2;0)" office:value-type="string" office:string-value="CONTA A" calcext:value-type="string">
            <text:p>CONTA A</text:p>
          </table:table-cell>
          <table:table-cell office:value-type="float" office:value="5" calcext:value-type="float">
            <text:p>5</text:p>
          </table:table-cell>
          <table:table-cell table:formula="of:=INDEX([ativos.$A$2:.$B$6];MATCH([.F37];[ativos.$B$2:.$B$6];0);1)" office:value-type="string" office:string-value="X5" calcext:value-type="string">
            <text:p>X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8" office:value-type="date" office:date-value="2021-02-02" calcext:value-type="date">
            <text:p>2/2/2021</text:p>
          </table:table-cell>
          <table:table-cell office:value-type="float" office:value="2" calcext:value-type="float">
            <text:p>2</text:p>
          </table:table-cell>
          <table:table-cell table:formula="of:=VLOOKUP([.C38];[contas.$A$2:.$B$3];2;0)" office:value-type="string" office:string-value="CONTA B" calcext:value-type="string">
            <text:p>CONTA B</text:p>
          </table:table-cell>
          <table:table-cell table:formula="of:=HLOOKUP([.C38];[contas_w.$A$1:.$C$2];2;0)" office:value-type="string" office:string-value="CONTA B" calcext:value-type="string">
            <text:p>CONTA B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38];[ativos.$B$2:.$B$6];0);1)" office:value-type="string" office:string-value="X1" calcext:value-type="string">
            <text:p>X1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8" office:value-type="date" office:date-value="2021-02-09" calcext:value-type="date">
            <text:p>9/2/2021</text:p>
          </table:table-cell>
          <table:table-cell office:value-type="float" office:value="1" calcext:value-type="float">
            <text:p>1</text:p>
          </table:table-cell>
          <table:table-cell table:formula="of:=VLOOKUP([.C39];[contas.$A$2:.$B$3];2;0)" office:value-type="string" office:string-value="CONTA A" calcext:value-type="string">
            <text:p>CONTA A</text:p>
          </table:table-cell>
          <table:table-cell table:formula="of:=HLOOKUP([.C39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39];[ativos.$B$2:.$B$6];0);1)" office:value-type="string" office:string-value="X1" calcext:value-type="string">
            <text:p>X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8" office:value-type="date" office:date-value="2021-02-09" calcext:value-type="date">
            <text:p>9/2/2021</text:p>
          </table:table-cell>
          <table:table-cell office:value-type="float" office:value="1" calcext:value-type="float">
            <text:p>1</text:p>
          </table:table-cell>
          <table:table-cell table:formula="of:=VLOOKUP([.C40];[contas.$A$2:.$B$3];2;0)" office:value-type="string" office:string-value="CONTA A" calcext:value-type="string">
            <text:p>CONTA A</text:p>
          </table:table-cell>
          <table:table-cell table:formula="of:=HLOOKUP([.C40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40];[ativos.$B$2:.$B$6];0);1)" office:value-type="string" office:string-value="X3" calcext:value-type="string">
            <text:p>X3</text:p>
          </table:table-cell>
          <table:table-cell office:value-type="float" office:value="55" calcext:value-type="float">
            <text:p><text:s/>55,00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8" office:value-type="date" office:date-value="2021-02-10" calcext:value-type="date">
            <text:p>10/2/2021</text:p>
          </table:table-cell>
          <table:table-cell office:value-type="float" office:value="1" calcext:value-type="float">
            <text:p>1</text:p>
          </table:table-cell>
          <table:table-cell table:formula="of:=VLOOKUP([.C41];[contas.$A$2:.$B$3];2;0)" office:value-type="string" office:string-value="CONTA A" calcext:value-type="string">
            <text:p>CONTA A</text:p>
          </table:table-cell>
          <table:table-cell table:formula="of:=HLOOKUP([.C41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41];[ativos.$B$2:.$B$6];0);1)" office:value-type="string" office:string-value="X1" calcext:value-type="string">
            <text:p>X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8" office:value-type="date" office:date-value="2021-02-11" calcext:value-type="date">
            <text:p>11/2/2021</text:p>
          </table:table-cell>
          <table:table-cell office:value-type="float" office:value="1" calcext:value-type="float">
            <text:p>1</text:p>
          </table:table-cell>
          <table:table-cell table:formula="of:=VLOOKUP([.C42];[contas.$A$2:.$B$3];2;0)" office:value-type="string" office:string-value="CONTA A" calcext:value-type="string">
            <text:p>CONTA A</text:p>
          </table:table-cell>
          <table:table-cell table:formula="of:=HLOOKUP([.C42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42];[ativos.$B$2:.$B$6];0);1)" office:value-type="string" office:string-value="X4" calcext:value-type="string">
            <text:p>X4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8" office:value-type="date" office:date-value="2021-02-11" calcext:value-type="date">
            <text:p>11/2/2021</text:p>
          </table:table-cell>
          <table:table-cell office:value-type="float" office:value="1" calcext:value-type="float">
            <text:p>1</text:p>
          </table:table-cell>
          <table:table-cell table:formula="of:=VLOOKUP([.C43];[contas.$A$2:.$B$3];2;0)" office:value-type="string" office:string-value="CONTA A" calcext:value-type="string">
            <text:p>CONTA A</text:p>
          </table:table-cell>
          <table:table-cell table:formula="of:=HLOOKUP([.C43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43];[ativos.$B$2:.$B$6];0);1)" office:value-type="string" office:string-value="X4" calcext:value-type="string">
            <text:p>X4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8" office:value-type="date" office:date-value="2021-02-12" calcext:value-type="date">
            <text:p>12/2/2021</text:p>
          </table:table-cell>
          <table:table-cell office:value-type="float" office:value="1" calcext:value-type="float">
            <text:p>1</text:p>
          </table:table-cell>
          <table:table-cell table:formula="of:=VLOOKUP([.C44];[contas.$A$2:.$B$3];2;0)" office:value-type="string" office:string-value="CONTA A" calcext:value-type="string">
            <text:p>CONTA A</text:p>
          </table:table-cell>
          <table:table-cell table:formula="of:=HLOOKUP([.C44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44];[ativos.$B$2:.$B$6];0);1)" office:value-type="string" office:string-value="X1" calcext:value-type="string">
            <text:p>X1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 office:value-type="date" office:date-value="2021-02-10" calcext:value-type="date">
            <text:p>10/2/2021</text:p>
          </table:table-cell>
          <table:table-cell office:value-type="float" office:value="2" calcext:value-type="float">
            <text:p>2</text:p>
          </table:table-cell>
          <table:table-cell table:formula="of:=VLOOKUP([.C45];[contas.$A$2:.$B$3];2;0)" office:value-type="string" office:string-value="CONTA B" calcext:value-type="string">
            <text:p>CONTA B</text:p>
          </table:table-cell>
          <table:table-cell table:formula="of:=HLOOKUP([.C45];[contas_w.$A$1:.$C$2];2;0)" office:value-type="string" office:string-value="CONTA B" calcext:value-type="string">
            <text:p>CONTA B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45];[ativos.$B$2:.$B$6];0);1)" office:value-type="string" office:string-value="X2" calcext:value-type="string">
            <text:p>X2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 office:value-type="date" office:date-value="2021-02-18" calcext:value-type="date">
            <text:p>18/2/2021</text:p>
          </table:table-cell>
          <table:table-cell office:value-type="float" office:value="1" calcext:value-type="float">
            <text:p>1</text:p>
          </table:table-cell>
          <table:table-cell table:formula="of:=VLOOKUP([.C46];[contas.$A$2:.$B$3];2;0)" office:value-type="string" office:string-value="CONTA A" calcext:value-type="string">
            <text:p>CONTA A</text:p>
          </table:table-cell>
          <table:table-cell table:formula="of:=HLOOKUP([.C46];[contas_w.$A$1:.$C$2];2;0)" office:value-type="string" office:string-value="CONTA A" calcext:value-type="string">
            <text:p>CONTA A</text:p>
          </table:table-cell>
          <table:table-cell office:value-type="float" office:value="5" calcext:value-type="float">
            <text:p>5</text:p>
          </table:table-cell>
          <table:table-cell table:formula="of:=INDEX([ativos.$A$2:.$B$6];MATCH([.F46];[ativos.$B$2:.$B$6];0);1)" office:value-type="string" office:string-value="X5" calcext:value-type="string">
            <text:p>X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8" office:value-type="date" office:date-value="2021-02-18" calcext:value-type="date">
            <text:p>18/2/2021</text:p>
          </table:table-cell>
          <table:table-cell office:value-type="float" office:value="1" calcext:value-type="float">
            <text:p>1</text:p>
          </table:table-cell>
          <table:table-cell table:formula="of:=VLOOKUP([.C47];[contas.$A$2:.$B$3];2;0)" office:value-type="string" office:string-value="CONTA A" calcext:value-type="string">
            <text:p>CONTA A</text:p>
          </table:table-cell>
          <table:table-cell table:formula="of:=HLOOKUP([.C47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47];[ativos.$B$2:.$B$6];0);1)" office:value-type="string" office:string-value="X1" calcext:value-type="string">
            <text:p>X1</text:p>
          </table:table-cell>
          <table:table-cell office:value-type="float" office:value="40" calcext:value-type="float">
            <text:p><text:s/>40,00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8" office:value-type="date" office:date-value="2021-02-23" calcext:value-type="date">
            <text:p>23/2/2021</text:p>
          </table:table-cell>
          <table:table-cell office:value-type="float" office:value="1" calcext:value-type="float">
            <text:p>1</text:p>
          </table:table-cell>
          <table:table-cell table:formula="of:=VLOOKUP([.C48];[contas.$A$2:.$B$3];2;0)" office:value-type="string" office:string-value="CONTA A" calcext:value-type="string">
            <text:p>CONTA A</text:p>
          </table:table-cell>
          <table:table-cell table:formula="of:=HLOOKUP([.C48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48];[ativos.$B$2:.$B$6];0);1)" office:value-type="string" office:string-value="X2" calcext:value-type="string">
            <text:p>X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8" office:value-type="date" office:date-value="2021-02-22" calcext:value-type="date">
            <text:p>22/2/2021</text:p>
          </table:table-cell>
          <table:table-cell office:value-type="float" office:value="2" calcext:value-type="float">
            <text:p>2</text:p>
          </table:table-cell>
          <table:table-cell table:formula="of:=VLOOKUP([.C49];[contas.$A$2:.$B$3];2;0)" office:value-type="string" office:string-value="CONTA B" calcext:value-type="string">
            <text:p>CONTA B</text:p>
          </table:table-cell>
          <table:table-cell table:formula="of:=HLOOKUP([.C49];[contas_w.$A$1:.$C$2];2;0)" office:value-type="string" office:string-value="CONTA B" calcext:value-type="string">
            <text:p>CONTA B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49];[ativos.$B$2:.$B$6];0);1)" office:value-type="string" office:string-value="X3" calcext:value-type="string">
            <text:p>X3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date" office:date-value="2021-03-02" calcext:value-type="date">
            <text:p>2/3/2021</text:p>
          </table:table-cell>
          <table:table-cell office:value-type="float" office:value="1" calcext:value-type="float">
            <text:p>1</text:p>
          </table:table-cell>
          <table:table-cell table:formula="of:=VLOOKUP([.C50];[contas.$A$2:.$B$3];2;0)" office:value-type="string" office:string-value="CONTA A" calcext:value-type="string">
            <text:p>CONTA A</text:p>
          </table:table-cell>
          <table:table-cell table:formula="of:=HLOOKUP([.C50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50];[ativos.$B$2:.$B$6];0);1)" office:value-type="string" office:string-value="X4" calcext:value-type="string">
            <text:p>X4</text:p>
          </table:table-cell>
          <table:table-cell office:value-type="float" office:value="75" calcext:value-type="float">
            <text:p><text:s/>75,00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date" office:date-value="2021-03-02" calcext:value-type="date">
            <text:p>2/3/2021</text:p>
          </table:table-cell>
          <table:table-cell office:value-type="float" office:value="1" calcext:value-type="float">
            <text:p>1</text:p>
          </table:table-cell>
          <table:table-cell table:formula="of:=VLOOKUP([.C51];[contas.$A$2:.$B$3];2;0)" office:value-type="string" office:string-value="CONTA A" calcext:value-type="string">
            <text:p>CONTA A</text:p>
          </table:table-cell>
          <table:table-cell table:formula="of:=HLOOKUP([.C51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51];[ativos.$B$2:.$B$6];0);1)" office:value-type="string" office:string-value="X4" calcext:value-type="string">
            <text:p>X4</text:p>
          </table:table-cell>
          <table:table-cell office:value-type="float" office:value="31" calcext:value-type="float">
            <text:p><text:s/>31,00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8" office:value-type="date" office:date-value="2021-03-02" calcext:value-type="date">
            <text:p>2/3/2021</text:p>
          </table:table-cell>
          <table:table-cell office:value-type="float" office:value="1" calcext:value-type="float">
            <text:p>1</text:p>
          </table:table-cell>
          <table:table-cell table:formula="of:=VLOOKUP([.C52];[contas.$A$2:.$B$3];2;0)" office:value-type="string" office:string-value="CONTA A" calcext:value-type="string">
            <text:p>CONTA A</text:p>
          </table:table-cell>
          <table:table-cell table:formula="of:=HLOOKUP([.C52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52];[ativos.$B$2:.$B$6];0);1)" office:value-type="string" office:string-value="X1" calcext:value-type="string">
            <text:p>X1</text:p>
          </table:table-cell>
          <table:table-cell office:value-type="float" office:value="19" calcext:value-type="float">
            <text:p><text:s/>19,00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8" office:value-type="date" office:date-value="2021-03-02" calcext:value-type="date">
            <text:p>2/3/2021</text:p>
          </table:table-cell>
          <table:table-cell office:value-type="float" office:value="1" calcext:value-type="float">
            <text:p>1</text:p>
          </table:table-cell>
          <table:table-cell table:formula="of:=VLOOKUP([.C53];[contas.$A$2:.$B$3];2;0)" office:value-type="string" office:string-value="CONTA A" calcext:value-type="string">
            <text:p>CONTA A</text:p>
          </table:table-cell>
          <table:table-cell table:formula="of:=HLOOKUP([.C53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53];[ativos.$B$2:.$B$6];0);1)" office:value-type="string" office:string-value="X4" calcext:value-type="string">
            <text:p>X4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date" office:date-value="2021-03-02" calcext:value-type="date">
            <text:p>2/3/2021</text:p>
          </table:table-cell>
          <table:table-cell office:value-type="float" office:value="1" calcext:value-type="float">
            <text:p>1</text:p>
          </table:table-cell>
          <table:table-cell table:formula="of:=VLOOKUP([.C54];[contas.$A$2:.$B$3];2;0)" office:value-type="string" office:string-value="CONTA A" calcext:value-type="string">
            <text:p>CONTA A</text:p>
          </table:table-cell>
          <table:table-cell table:formula="of:=HLOOKUP([.C54];[contas_w.$A$1:.$C$2];2;0)" office:value-type="string" office:string-value="CONTA A" calcext:value-type="string">
            <text:p>CONTA A</text:p>
          </table:table-cell>
          <table:table-cell office:value-type="float" office:value="5" calcext:value-type="float">
            <text:p>5</text:p>
          </table:table-cell>
          <table:table-cell table:formula="of:=INDEX([ativos.$A$2:.$B$6];MATCH([.F54];[ativos.$B$2:.$B$6];0);1)" office:value-type="string" office:string-value="X5" calcext:value-type="string">
            <text:p>X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8" office:value-type="date" office:date-value="2021-03-08" calcext:value-type="date">
            <text:p>8/3/2021</text:p>
          </table:table-cell>
          <table:table-cell office:value-type="float" office:value="1" calcext:value-type="float">
            <text:p>1</text:p>
          </table:table-cell>
          <table:table-cell table:formula="of:=VLOOKUP([.C55];[contas.$A$2:.$B$3];2;0)" office:value-type="string" office:string-value="CONTA A" calcext:value-type="string">
            <text:p>CONTA A</text:p>
          </table:table-cell>
          <table:table-cell table:formula="of:=HLOOKUP([.C55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55];[ativos.$B$2:.$B$6];0);1)" office:value-type="string" office:string-value="X2" calcext:value-type="string">
            <text:p>X2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8" office:value-type="date" office:date-value="2021-03-08" calcext:value-type="date">
            <text:p>8/3/2021</text:p>
          </table:table-cell>
          <table:table-cell office:value-type="float" office:value="1" calcext:value-type="float">
            <text:p>1</text:p>
          </table:table-cell>
          <table:table-cell table:formula="of:=VLOOKUP([.C56];[contas.$A$2:.$B$3];2;0)" office:value-type="string" office:string-value="CONTA A" calcext:value-type="string">
            <text:p>CONTA A</text:p>
          </table:table-cell>
          <table:table-cell table:formula="of:=HLOOKUP([.C56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56];[ativos.$B$2:.$B$6];0);1)" office:value-type="string" office:string-value="X3" calcext:value-type="string">
            <text:p>X3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8" office:value-type="date" office:date-value="2021-03-08" calcext:value-type="date">
            <text:p>8/3/2021</text:p>
          </table:table-cell>
          <table:table-cell office:value-type="float" office:value="1" calcext:value-type="float">
            <text:p>1</text:p>
          </table:table-cell>
          <table:table-cell table:formula="of:=VLOOKUP([.C57];[contas.$A$2:.$B$3];2;0)" office:value-type="string" office:string-value="CONTA A" calcext:value-type="string">
            <text:p>CONTA A</text:p>
          </table:table-cell>
          <table:table-cell table:formula="of:=HLOOKUP([.C57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57];[ativos.$B$2:.$B$6];0);1)" office:value-type="string" office:string-value="X3" calcext:value-type="string">
            <text:p>X3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8" office:value-type="date" office:date-value="2021-03-09" calcext:value-type="date">
            <text:p>9/3/2021</text:p>
          </table:table-cell>
          <table:table-cell office:value-type="float" office:value="2" calcext:value-type="float">
            <text:p>2</text:p>
          </table:table-cell>
          <table:table-cell table:formula="of:=VLOOKUP([.C58];[contas.$A$2:.$B$3];2;0)" office:value-type="string" office:string-value="CONTA B" calcext:value-type="string">
            <text:p>CONTA B</text:p>
          </table:table-cell>
          <table:table-cell table:formula="of:=HLOOKUP([.C58];[contas_w.$A$1:.$C$2];2;0)" office:value-type="string" office:string-value="CONTA B" calcext:value-type="string">
            <text:p>CONTA B</text:p>
          </table:table-cell>
          <table:table-cell office:value-type="float" office:value="5" calcext:value-type="float">
            <text:p>5</text:p>
          </table:table-cell>
          <table:table-cell table:formula="of:=INDEX([ativos.$A$2:.$B$6];MATCH([.F58];[ativos.$B$2:.$B$6];0);1)" office:value-type="string" office:string-value="X5" calcext:value-type="string">
            <text:p>X5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8" office:value-type="date" office:date-value="2021-03-10" calcext:value-type="date">
            <text:p>10/3/2021</text:p>
          </table:table-cell>
          <table:table-cell office:value-type="float" office:value="2" calcext:value-type="float">
            <text:p>2</text:p>
          </table:table-cell>
          <table:table-cell table:formula="of:=VLOOKUP([.C59];[contas.$A$2:.$B$3];2;0)" office:value-type="string" office:string-value="CONTA B" calcext:value-type="string">
            <text:p>CONTA B</text:p>
          </table:table-cell>
          <table:table-cell table:formula="of:=HLOOKUP([.C59];[contas_w.$A$1:.$C$2];2;0)" office:value-type="string" office:string-value="CONTA B" calcext:value-type="string">
            <text:p>CONTA B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59];[ativos.$B$2:.$B$6];0);1)" office:value-type="string" office:string-value="X4" calcext:value-type="string">
            <text:p>X4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8" office:value-type="date" office:date-value="2021-03-12" calcext:value-type="date">
            <text:p>12/3/2021</text:p>
          </table:table-cell>
          <table:table-cell office:value-type="float" office:value="1" calcext:value-type="float">
            <text:p>1</text:p>
          </table:table-cell>
          <table:table-cell table:formula="of:=VLOOKUP([.C60];[contas.$A$2:.$B$3];2;0)" office:value-type="string" office:string-value="CONTA A" calcext:value-type="string">
            <text:p>CONTA A</text:p>
          </table:table-cell>
          <table:table-cell table:formula="of:=HLOOKUP([.C60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60];[ativos.$B$2:.$B$6];0);1)" office:value-type="string" office:string-value="X4" calcext:value-type="string">
            <text:p>X4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" office:value-type="date" office:date-value="2021-03-12" calcext:value-type="date">
            <text:p>12/3/2021</text:p>
          </table:table-cell>
          <table:table-cell office:value-type="float" office:value="1" calcext:value-type="float">
            <text:p>1</text:p>
          </table:table-cell>
          <table:table-cell table:formula="of:=VLOOKUP([.C61];[contas.$A$2:.$B$3];2;0)" office:value-type="string" office:string-value="CONTA A" calcext:value-type="string">
            <text:p>CONTA A</text:p>
          </table:table-cell>
          <table:table-cell table:formula="of:=HLOOKUP([.C61];[contas_w.$A$1:.$C$2];2;0)" office:value-type="string" office:string-value="CONTA A" calcext:value-type="string">
            <text:p>CONTA A</text:p>
          </table:table-cell>
          <table:table-cell office:value-type="float" office:value="5" calcext:value-type="float">
            <text:p>5</text:p>
          </table:table-cell>
          <table:table-cell table:formula="of:=INDEX([ativos.$A$2:.$B$6];MATCH([.F61];[ativos.$B$2:.$B$6];0);1)" office:value-type="string" office:string-value="X5" calcext:value-type="string">
            <text:p>X5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" office:value-type="date" office:date-value="2021-03-18" calcext:value-type="date">
            <text:p>18/3/2021</text:p>
          </table:table-cell>
          <table:table-cell office:value-type="float" office:value="2" calcext:value-type="float">
            <text:p>2</text:p>
          </table:table-cell>
          <table:table-cell table:formula="of:=VLOOKUP([.C62];[contas.$A$2:.$B$3];2;0)" office:value-type="string" office:string-value="CONTA B" calcext:value-type="string">
            <text:p>CONTA B</text:p>
          </table:table-cell>
          <table:table-cell table:formula="of:=HLOOKUP([.C62];[contas_w.$A$1:.$C$2];2;0)" office:value-type="string" office:string-value="CONTA B" calcext:value-type="string">
            <text:p>CONTA B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62];[ativos.$B$2:.$B$6];0);1)" office:value-type="string" office:string-value="X4" calcext:value-type="string">
            <text:p>X4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" office:value-type="date" office:date-value="2021-03-22" calcext:value-type="date">
            <text:p>22/3/2021</text:p>
          </table:table-cell>
          <table:table-cell office:value-type="float" office:value="2" calcext:value-type="float">
            <text:p>2</text:p>
          </table:table-cell>
          <table:table-cell table:formula="of:=VLOOKUP([.C63];[contas.$A$2:.$B$3];2;0)" office:value-type="string" office:string-value="CONTA B" calcext:value-type="string">
            <text:p>CONTA B</text:p>
          </table:table-cell>
          <table:table-cell table:formula="of:=HLOOKUP([.C63];[contas_w.$A$1:.$C$2];2;0)" office:value-type="string" office:string-value="CONTA B" calcext:value-type="string">
            <text:p>CONTA B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63];[ativos.$B$2:.$B$6];0);1)" office:value-type="string" office:string-value="X4" calcext:value-type="string">
            <text:p>X4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" office:value-type="date" office:date-value="2021-03-26" calcext:value-type="date">
            <text:p>26/3/2021</text:p>
          </table:table-cell>
          <table:table-cell office:value-type="float" office:value="2" calcext:value-type="float">
            <text:p>2</text:p>
          </table:table-cell>
          <table:table-cell table:formula="of:=VLOOKUP([.C64];[contas.$A$2:.$B$3];2;0)" office:value-type="string" office:string-value="CONTA B" calcext:value-type="string">
            <text:p>CONTA B</text:p>
          </table:table-cell>
          <table:table-cell table:formula="of:=HLOOKUP([.C64];[contas_w.$A$1:.$C$2];2;0)" office:value-type="string" office:string-value="CONTA B" calcext:value-type="string">
            <text:p>CONTA B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64];[ativos.$B$2:.$B$6];0);1)" office:value-type="string" office:string-value="X4" calcext:value-type="string">
            <text:p>X4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table:formula="of:=VLOOKUP([.C65];[contas.$A$2:.$B$3];2;0)" office:value-type="string" office:string-value="CONTA A" calcext:value-type="string">
            <text:p>CONTA A</text:p>
          </table:table-cell>
          <table:table-cell table:formula="of:=HLOOKUP([.C65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65];[ativos.$B$2:.$B$6];0);1)" office:value-type="string" office:string-value="X2" calcext:value-type="string">
            <text:p>X2</text:p>
          </table:table-cell>
          <table:table-cell office:value-type="float" office:value="45" calcext:value-type="float">
            <text:p><text:s/>45,00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table:formula="of:=VLOOKUP([.C66];[contas.$A$2:.$B$3];2;0)" office:value-type="string" office:string-value="CONTA A" calcext:value-type="string">
            <text:p>CONTA A</text:p>
          </table:table-cell>
          <table:table-cell table:formula="of:=HLOOKUP([.C66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66];[ativos.$B$2:.$B$6];0);1)" office:value-type="string" office:string-value="X2" calcext:value-type="string">
            <text:p>X2</text:p>
          </table:table-cell>
          <table:table-cell office:value-type="float" office:value="5" calcext:value-type="float">
            <text:p><text:s/>5,00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table:formula="of:=VLOOKUP([.C67];[contas.$A$2:.$B$3];2;0)" office:value-type="string" office:string-value="CONTA A" calcext:value-type="string">
            <text:p>CONTA A</text:p>
          </table:table-cell>
          <table:table-cell table:formula="of:=HLOOKUP([.C67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67];[ativos.$B$2:.$B$6];0);1)" office:value-type="string" office:string-value="X3" calcext:value-type="string">
            <text:p>X3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table:formula="of:=VLOOKUP([.C68];[contas.$A$2:.$B$3];2;0)" office:value-type="string" office:string-value="CONTA A" calcext:value-type="string">
            <text:p>CONTA A</text:p>
          </table:table-cell>
          <table:table-cell table:formula="of:=HLOOKUP([.C68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68];[ativos.$B$2:.$B$6];0);1)" office:value-type="string" office:string-value="X2" calcext:value-type="string">
            <text:p>X2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1" calcext:value-type="float">
            <text:p>1</text:p>
          </table:table-cell>
          <table:table-cell table:formula="of:=VLOOKUP([.C69];[contas.$A$2:.$B$3];2;0)" office:value-type="string" office:string-value="CONTA A" calcext:value-type="string">
            <text:p>CONTA A</text:p>
          </table:table-cell>
          <table:table-cell table:formula="of:=HLOOKUP([.C69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69];[ativos.$B$2:.$B$6];0);1)" office:value-type="string" office:string-value="X2" calcext:value-type="string">
            <text:p>X2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date" office:date-value="2021-03-30" calcext:value-type="date">
            <text:p>30/3/2021</text:p>
          </table:table-cell>
          <table:table-cell office:value-type="float" office:value="2" calcext:value-type="float">
            <text:p>2</text:p>
          </table:table-cell>
          <table:table-cell table:formula="of:=VLOOKUP([.C70];[contas.$A$2:.$B$3];2;0)" office:value-type="string" office:string-value="CONTA B" calcext:value-type="string">
            <text:p>CONTA B</text:p>
          </table:table-cell>
          <table:table-cell table:formula="of:=HLOOKUP([.C70];[contas_w.$A$1:.$C$2];2;0)" office:value-type="string" office:string-value="CONTA B" calcext:value-type="string">
            <text:p>CONTA B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70];[ativos.$B$2:.$B$6];0);1)" office:value-type="string" office:string-value="X3" calcext:value-type="string">
            <text:p>X3</text:p>
          </table:table-cell>
          <table:table-cell office:value-type="float" office:value="25" calcext:value-type="float">
            <text:p><text:s/>25,00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8" office:value-type="date" office:date-value="2021-04-01" calcext:value-type="date">
            <text:p>1/4/2021</text:p>
          </table:table-cell>
          <table:table-cell office:value-type="float" office:value="1" calcext:value-type="float">
            <text:p>1</text:p>
          </table:table-cell>
          <table:table-cell table:formula="of:=VLOOKUP([.C71];[contas.$A$2:.$B$3];2;0)" office:value-type="string" office:string-value="CONTA A" calcext:value-type="string">
            <text:p>CONTA A</text:p>
          </table:table-cell>
          <table:table-cell table:formula="of:=HLOOKUP([.C71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71];[ativos.$B$2:.$B$6];0);1)" office:value-type="string" office:string-value="X4" calcext:value-type="string">
            <text:p>X4</text:p>
          </table:table-cell>
          <table:table-cell office:value-type="float" office:value="100" calcext:value-type="float">
            <text:p><text:s/>100,00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8" office:value-type="date" office:date-value="2021-04-06" calcext:value-type="date">
            <text:p>6/4/2021</text:p>
          </table:table-cell>
          <table:table-cell office:value-type="float" office:value="2" calcext:value-type="float">
            <text:p>2</text:p>
          </table:table-cell>
          <table:table-cell table:formula="of:=VLOOKUP([.C72];[contas.$A$2:.$B$3];2;0)" office:value-type="string" office:string-value="CONTA B" calcext:value-type="string">
            <text:p>CONTA B</text:p>
          </table:table-cell>
          <table:table-cell table:formula="of:=HLOOKUP([.C72];[contas_w.$A$1:.$C$2];2;0)" office:value-type="string" office:string-value="CONTA B" calcext:value-type="string">
            <text:p>CONTA B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72];[ativos.$B$2:.$B$6];0);1)" office:value-type="string" office:string-value="X4" calcext:value-type="string">
            <text:p>X4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8" office:value-type="date" office:date-value="2021-04-07" calcext:value-type="date">
            <text:p>7/4/2021</text:p>
          </table:table-cell>
          <table:table-cell office:value-type="float" office:value="1" calcext:value-type="float">
            <text:p>1</text:p>
          </table:table-cell>
          <table:table-cell table:formula="of:=VLOOKUP([.C73];[contas.$A$2:.$B$3];2;0)" office:value-type="string" office:string-value="CONTA A" calcext:value-type="string">
            <text:p>CONTA A</text:p>
          </table:table-cell>
          <table:table-cell table:formula="of:=HLOOKUP([.C73];[contas_w.$A$1:.$C$2];2;0)" office:value-type="string" office:string-value="CONTA A" calcext:value-type="string">
            <text:p>CONTA A</text:p>
          </table:table-cell>
          <table:table-cell office:value-type="float" office:value="1" calcext:value-type="float">
            <text:p>1</text:p>
          </table:table-cell>
          <table:table-cell table:formula="of:=INDEX([ativos.$A$2:.$B$6];MATCH([.F73];[ativos.$B$2:.$B$6];0);1)" office:value-type="string" office:string-value="X1" calcext:value-type="string">
            <text:p>X1</text:p>
          </table:table-cell>
          <table:table-cell office:value-type="float" office:value="10" calcext:value-type="float">
            <text:p><text:s/>10,00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8" office:value-type="date" office:date-value="2021-04-08" calcext:value-type="date">
            <text:p>8/4/2021</text:p>
          </table:table-cell>
          <table:table-cell office:value-type="float" office:value="2" calcext:value-type="float">
            <text:p>2</text:p>
          </table:table-cell>
          <table:table-cell table:formula="of:=VLOOKUP([.C74];[contas.$A$2:.$B$3];2;0)" office:value-type="string" office:string-value="CONTA B" calcext:value-type="string">
            <text:p>CONTA B</text:p>
          </table:table-cell>
          <table:table-cell table:formula="of:=HLOOKUP([.C74];[contas_w.$A$1:.$C$2];2;0)" office:value-type="string" office:string-value="CONTA B" calcext:value-type="string">
            <text:p>CONTA B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74];[ativos.$B$2:.$B$6];0);1)" office:value-type="string" office:string-value="X2" calcext:value-type="string">
            <text:p>X2</text:p>
          </table:table-cell>
          <table:table-cell office:value-type="float" office:value="11" calcext:value-type="float">
            <text:p><text:s/>11,00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8" office:value-type="date" office:date-value="2021-04-08" calcext:value-type="date">
            <text:p>8/4/2021</text:p>
          </table:table-cell>
          <table:table-cell office:value-type="float" office:value="2" calcext:value-type="float">
            <text:p>2</text:p>
          </table:table-cell>
          <table:table-cell table:formula="of:=VLOOKUP([.C75];[contas.$A$2:.$B$3];2;0)" office:value-type="string" office:string-value="CONTA B" calcext:value-type="string">
            <text:p>CONTA B</text:p>
          </table:table-cell>
          <table:table-cell table:formula="of:=HLOOKUP([.C75];[contas_w.$A$1:.$C$2];2;0)" office:value-type="string" office:string-value="CONTA B" calcext:value-type="string">
            <text:p>CONTA B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75];[ativos.$B$2:.$B$6];0);1)" office:value-type="string" office:string-value="X3" calcext:value-type="string">
            <text:p>X3</text:p>
          </table:table-cell>
          <table:table-cell office:value-type="float" office:value="39" calcext:value-type="float">
            <text:p><text:s/>39,00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8" office:value-type="date" office:date-value="2021-04-08" calcext:value-type="date">
            <text:p>8/4/2021</text:p>
          </table:table-cell>
          <table:table-cell office:value-type="float" office:value="2" calcext:value-type="float">
            <text:p>2</text:p>
          </table:table-cell>
          <table:table-cell table:formula="of:=VLOOKUP([.C76];[contas.$A$2:.$B$3];2;0)" office:value-type="string" office:string-value="CONTA B" calcext:value-type="string">
            <text:p>CONTA B</text:p>
          </table:table-cell>
          <table:table-cell table:formula="of:=HLOOKUP([.C76];[contas_w.$A$1:.$C$2];2;0)" office:value-type="string" office:string-value="CONTA B" calcext:value-type="string">
            <text:p>CONTA B</text:p>
          </table:table-cell>
          <table:table-cell office:value-type="float" office:value="5" calcext:value-type="float">
            <text:p>5</text:p>
          </table:table-cell>
          <table:table-cell table:formula="of:=INDEX([ativos.$A$2:.$B$6];MATCH([.F76];[ativos.$B$2:.$B$6];0);1)" office:value-type="string" office:string-value="X5" calcext:value-type="string">
            <text:p>X5</text:p>
          </table:table-cell>
          <table:table-cell office:value-type="float" office:value="4746.78" calcext:value-type="float">
            <text:p><text:s/>4.746,78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8" office:value-type="date" office:date-value="2021-04-12" calcext:value-type="date">
            <text:p>12/4/2021</text:p>
          </table:table-cell>
          <table:table-cell office:value-type="float" office:value="2" calcext:value-type="float">
            <text:p>2</text:p>
          </table:table-cell>
          <table:table-cell table:formula="of:=VLOOKUP([.C77];[contas.$A$2:.$B$3];2;0)" office:value-type="string" office:string-value="CONTA B" calcext:value-type="string">
            <text:p>CONTA B</text:p>
          </table:table-cell>
          <table:table-cell table:formula="of:=HLOOKUP([.C77];[contas_w.$A$1:.$C$2];2;0)" office:value-type="string" office:string-value="CONTA B" calcext:value-type="string">
            <text:p>CONTA B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77];[ativos.$B$2:.$B$6];0);1)" office:value-type="string" office:string-value="X4" calcext:value-type="string">
            <text:p>X4</text:p>
          </table:table-cell>
          <table:table-cell office:value-type="float" office:value="50" calcext:value-type="float">
            <text:p><text:s/>50,00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8" office:value-type="date" office:date-value="2021-04-13" calcext:value-type="date">
            <text:p>13/4/2021</text:p>
          </table:table-cell>
          <table:table-cell office:value-type="float" office:value="1" calcext:value-type="float">
            <text:p>1</text:p>
          </table:table-cell>
          <table:table-cell table:formula="of:=VLOOKUP([.C78];[contas.$A$2:.$B$3];2;0)" office:value-type="string" office:string-value="CONTA A" calcext:value-type="string">
            <text:p>CONTA A</text:p>
          </table:table-cell>
          <table:table-cell table:formula="of:=HLOOKUP([.C78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78];[ativos.$B$2:.$B$6];0);1)" office:value-type="string" office:string-value="X4" calcext:value-type="string">
            <text:p>X4</text:p>
          </table:table-cell>
          <table:table-cell office:value-type="float" office:value="20" calcext:value-type="float">
            <text:p><text:s/>20,00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8" office:value-type="date" office:date-value="2021-04-13" calcext:value-type="date">
            <text:p>13/4/2021</text:p>
          </table:table-cell>
          <table:table-cell office:value-type="float" office:value="1" calcext:value-type="float">
            <text:p>1</text:p>
          </table:table-cell>
          <table:table-cell table:formula="of:=VLOOKUP([.C79];[contas.$A$2:.$B$3];2;0)" office:value-type="string" office:string-value="CONTA A" calcext:value-type="string">
            <text:p>CONTA A</text:p>
          </table:table-cell>
          <table:table-cell table:formula="of:=HLOOKUP([.C79];[contas_w.$A$1:.$C$2];2;0)" office:value-type="string" office:string-value="CONTA A" calcext:value-type="string">
            <text:p>CONTA A</text:p>
          </table:table-cell>
          <table:table-cell office:value-type="float" office:value="5" calcext:value-type="float">
            <text:p>5</text:p>
          </table:table-cell>
          <table:table-cell table:formula="of:=INDEX([ativos.$A$2:.$B$6];MATCH([.F79];[ativos.$B$2:.$B$6];0);1)" office:value-type="string" office:string-value="X5" calcext:value-type="string">
            <text:p>X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8" office:value-type="date" office:date-value="2021-04-13" calcext:value-type="date">
            <text:p>13/4/2021</text:p>
          </table:table-cell>
          <table:table-cell office:value-type="float" office:value="1" calcext:value-type="float">
            <text:p>1</text:p>
          </table:table-cell>
          <table:table-cell table:formula="of:=VLOOKUP([.C80];[contas.$A$2:.$B$3];2;0)" office:value-type="string" office:string-value="CONTA A" calcext:value-type="string">
            <text:p>CONTA A</text:p>
          </table:table-cell>
          <table:table-cell table:formula="of:=HLOOKUP([.C80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80];[ativos.$B$2:.$B$6];0);1)" office:value-type="string" office:string-value="X3" calcext:value-type="string">
            <text:p>X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8" office:value-type="date" office:date-value="2021-04-15" calcext:value-type="date">
            <text:p>15/4/2021</text:p>
          </table:table-cell>
          <table:table-cell office:value-type="float" office:value="1" calcext:value-type="float">
            <text:p>1</text:p>
          </table:table-cell>
          <table:table-cell table:formula="of:=VLOOKUP([.C81];[contas.$A$2:.$B$3];2;0)" office:value-type="string" office:string-value="CONTA A" calcext:value-type="string">
            <text:p>CONTA A</text:p>
          </table:table-cell>
          <table:table-cell table:formula="of:=HLOOKUP([.C81];[contas_w.$A$1:.$C$2];2;0)" office:value-type="string" office:string-value="CONTA A" calcext:value-type="string">
            <text:p>CONTA A</text:p>
          </table:table-cell>
          <table:table-cell office:value-type="float" office:value="4" calcext:value-type="float">
            <text:p>4</text:p>
          </table:table-cell>
          <table:table-cell table:formula="of:=INDEX([ativos.$A$2:.$B$6];MATCH([.F81];[ativos.$B$2:.$B$6];0);1)" office:value-type="string" office:string-value="X4" calcext:value-type="string">
            <text:p>X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8" office:value-type="date" office:date-value="2021-04-16" calcext:value-type="date">
            <text:p>16/4/2021</text:p>
          </table:table-cell>
          <table:table-cell office:value-type="float" office:value="1" calcext:value-type="float">
            <text:p>1</text:p>
          </table:table-cell>
          <table:table-cell table:formula="of:=VLOOKUP([.C82];[contas.$A$2:.$B$3];2;0)" office:value-type="string" office:string-value="CONTA A" calcext:value-type="string">
            <text:p>CONTA A</text:p>
          </table:table-cell>
          <table:table-cell table:formula="of:=HLOOKUP([.C82];[contas_w.$A$1:.$C$2];2;0)" office:value-type="string" office:string-value="CONTA A" calcext:value-type="string">
            <text:p>CONTA A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82];[ativos.$B$2:.$B$6];0);1)" office:value-type="string" office:string-value="X3" calcext:value-type="string">
            <text:p>X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8" office:value-type="date" office:date-value="2021-04-23" calcext:value-type="date">
            <text:p>23/4/2021</text:p>
          </table:table-cell>
          <table:table-cell office:value-type="float" office:value="1" calcext:value-type="float">
            <text:p>1</text:p>
          </table:table-cell>
          <table:table-cell table:formula="of:=VLOOKUP([.C83];[contas.$A$2:.$B$3];2;0)" office:value-type="string" office:string-value="CONTA A" calcext:value-type="string">
            <text:p>CONTA A</text:p>
          </table:table-cell>
          <table:table-cell table:formula="of:=HLOOKUP([.C83];[contas_w.$A$1:.$C$2];2;0)" office:value-type="string" office:string-value="CONTA A" calcext:value-type="string">
            <text:p>CONTA A</text:p>
          </table:table-cell>
          <table:table-cell office:value-type="float" office:value="2" calcext:value-type="float">
            <text:p>2</text:p>
          </table:table-cell>
          <table:table-cell table:formula="of:=INDEX([ativos.$A$2:.$B$6];MATCH([.F83];[ativos.$B$2:.$B$6];0);1)" office:value-type="string" office:string-value="X2" calcext:value-type="string">
            <text:p>X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8" office:value-type="date" office:date-value="2021-04-23" calcext:value-type="date">
            <text:p>23/4/2021</text:p>
          </table:table-cell>
          <table:table-cell office:value-type="float" office:value="2" calcext:value-type="float">
            <text:p>2</text:p>
          </table:table-cell>
          <table:table-cell table:formula="of:=VLOOKUP([.C84];[contas.$A$2:.$B$3];2;0)" office:value-type="string" office:string-value="CONTA B" calcext:value-type="string">
            <text:p>CONTA B</text:p>
          </table:table-cell>
          <table:table-cell table:formula="of:=HLOOKUP([.C84];[contas_w.$A$1:.$C$2];2;0)" office:value-type="string" office:string-value="CONTA B" calcext:value-type="string">
            <text:p>CONTA B</text:p>
          </table:table-cell>
          <table:table-cell office:value-type="float" office:value="3" calcext:value-type="float">
            <text:p>3</text:p>
          </table:table-cell>
          <table:table-cell table:formula="of:=INDEX([ativos.$A$2:.$B$6];MATCH([.F84];[ativos.$B$2:.$B$6];0);1)" office:value-type="string" office:string-value="X3" calcext:value-type="string">
            <text:p>X3</text:p>
          </table:table-cell>
          <table:table-cell/>
        </table:table-row>
        <table:table-row table:style-name="ro1" table:number-rows-repeated="104849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3" table:target-range-address="aplicacoes.A1:aplicacoes.H84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8">
      <number:day/>
      <number:text>/</number:text>
      <number:month number:textual="true"/>
      <number:text>/</number:text>
      <number:year/>
    </number:date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0"/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tivos" style:display-name="PageStyle_ativ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s" style:display-name="PageStyle_cont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s_5f_w" style:display-name="PageStyle_contas_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licacoes" style:display-name="PageStyle_aplicaco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riano Barbosa</meta:initial-creator>
    <meta:creation-date>2022-08-25T16:37:16</meta:creation-date>
    <dc:date>2022-09-30T16:25:02.767000000</dc:date>
    <meta:generator>LibreOffice/7.4.1.2$Windows_X86_64 LibreOffice_project/3c58a8f3a960df8bc8fd77b461821e42c061c5f0</meta:generator>
    <meta:editing-duration>PT48M1S</meta:editing-duration>
    <meta:editing-cycles>1</meta:editing-cycles>
    <meta:document-statistic meta:table-count="4" meta:cell-count="690" meta:object-count="0"/>
    <meta:user-defined meta:name="AppVersion">16.0300</meta:user-defined>
  </office:meta>
</office:document-meta>
</file>